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HttpMessageConverter.setWriteAcceptCharset( boolean writeAccep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HttpMessageConverter.getContentTypeCharset( @ Nullable MediaType conten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ngHttpMessageConverter.StringHttpMessageConverter( Charset defaul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Http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HttpMessageConverter.getContentLength( String str , @ Nullable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HttpMessageConverter.String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HttpMessageConverter.writeInternal( String str , HttpOutputMessage outpu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HttpMessageConverter.readInternal( Class &lt; ? extends String &gt; clazz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HttpMessageConverter.getAcceptedChar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HttpMessageConverter.addDefaultHeaders( HttpHeaders headers , String s , @ Nullable MediaType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